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Calibri1" svg:font-family="Calibri" style:font-family-generic="system"/>
    <style:font-face style:name="SimSun" svg:font-family="SimSun"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a85d5" officeooo:paragraph-rsid="000a85d5"/>
    </style:style>
    <style:style style:name="P2"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text-properties officeooo:paragraph-rsid="000a85d5"/>
    </style:style>
    <style:style style:name="P3"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text-properties style:font-name="Calibri" fo:font-size="12pt" fo:language="en" fo:country="US" fo:font-weight="bold" officeooo:paragraph-rsid="000a85d5" style:font-name-asian="SimSun" style:font-size-asian="12pt" style:language-asian="zh" style:country-asian="CN" style:font-weight-asian="bold" style:font-name-complex="Calibri1" style:font-size-complex="11pt" style:language-complex="ar" style:country-complex="SA"/>
    </style:style>
    <style:style style:name="P4"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text-properties style:font-name="Calibri" fo:font-size="11pt" fo:language="en" fo:country="US" fo:font-weight="bold" officeooo:paragraph-rsid="000a85d5" style:font-name-asian="SimSun" style:font-size-asian="11pt" style:language-asian="zh" style:country-asian="CN" style:font-weight-asian="bold" style:font-name-complex="Calibri1" style:font-size-complex="11pt" style:language-complex="ar" style:country-complex="SA"/>
    </style:style>
    <style:style style:name="P5"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text-properties style:font-name="Calibri" fo:font-size="11pt" fo:language="en" fo:country="US" fo:font-weight="bold" officeooo:rsid="000a85d5" officeooo:paragraph-rsid="000a85d5" style:font-name-asian="SimSun" style:font-size-asian="11pt" style:language-asian="zh" style:country-asian="CN" style:font-weight-asian="bold" style:font-name-complex="Calibri1" style:font-size-complex="11pt" style:language-complex="ar" style:country-complex="SA" style:font-weight-complex="bold"/>
    </style:style>
    <style:style style:name="P6"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text-properties style:font-name="Calibri" fo:font-size="11pt" fo:language="en" fo:country="US" fo:font-weight="bold" officeooo:rsid="000c2a95" officeooo:paragraph-rsid="000c2a95" style:font-name-asian="SimSun" style:font-size-asian="11pt" style:language-asian="zh" style:country-asian="CN" style:font-weight-asian="bold" style:font-name-complex="Calibri1" style:font-size-complex="11pt" style:language-complex="ar" style:country-complex="SA" style:font-weight-complex="bold"/>
    </style:style>
    <style:style style:name="P7"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text-properties style:font-name="Calibri" fo:font-size="11pt" fo:language="en" fo:country="US" officeooo:paragraph-rsid="000a85d5" style:font-name-asian="SimSun" style:font-size-asian="11pt" style:language-asian="zh" style:country-asian="CN" style:font-name-complex="Calibri1" style:font-size-complex="11pt" style:language-complex="ar" style:country-complex="SA"/>
    </style:style>
    <style:style style:name="P8" style:family="paragraph" style:parent-style-name="Footer">
      <style:paragraph-properties fo:text-align="start" style:justify-single-word="false"/>
      <style:text-properties officeooo:paragraph-rsid="000c2a95"/>
    </style:style>
    <style:style style:name="P9" style:family="paragraph">
      <style:paragraph-properties fo:margin-left="0in" fo:margin-right="0in" fo:margin-top="0in" fo:margin-bottom="0in" fo:line-height="100%" fo:text-indent="0in"/>
    </style:style>
    <style:style style:name="P1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style>
    <style:style style:name="T1" style:family="text">
      <style:text-properties style:font-name="Calibri" fo:font-size="11pt" fo:language="en" fo:country="US" style:font-name-asian="SimSun" style:font-size-asian="11pt" style:language-asian="zh" style:country-asian="CN" style:font-name-complex="Calibri1" style:font-size-complex="11pt" style:language-complex="ar" style:country-complex="SA"/>
    </style:style>
    <style:style style:name="T2" style:family="text">
      <style:text-properties style:font-name="Calibri" fo:font-size="11pt" fo:language="en" fo:country="US" fo:font-weight="bold" style:font-name-asian="SimSun" style:font-size-asian="11pt" style:language-asian="zh" style:country-asian="CN" style:font-weight-asian="bold" style:font-name-complex="Calibri1" style:font-size-complex="11pt" style:language-complex="ar" style:country-complex="SA"/>
    </style:style>
    <style:style style:name="T3" style:family="text">
      <style:text-properties officeooo:rsid="000c2a95"/>
    </style:style>
    <style:style style:name="T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28in" fo:padding-top="0.0492in" fo:padding-bottom="0.0492in" fo:padding-left="0.0984in" fo:padding-right="0.0984in" draw:shadow="hidden" draw:shadow-offset-x="0.0783in" draw:shadow-offset-y="0.0783in" draw:shadow-color="#808080" style:run-through="foreground"/>
    </style:style>
    <style:style style:name="gr3" style:family="graphic" style:list-style-name="L3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39">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02in" fo:min-width="0.598in" fo:padding-top="0.0492in" fo:padding-bottom="0.0492in" fo:padding-left="0.0984in" fo:padding-right="0.0984in" draw:shadow="hidden" draw:shadow-offset-x="0.0783in" draw:shadow-offset-y="0.0783in" draw:shadow-color="#808080" style:run-through="foreground"/>
    </style:style>
    <style:style style:name="gr7" style:family="graphic" style:list-style-name="L4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4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4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29in" fo:min-width="0.4354in" fo:padding-top="0.0492in" fo:padding-bottom="0.0492in" fo:padding-left="0.0984in" fo:padding-right="0.0984in" draw:shadow="hidden" draw:shadow-offset-x="0.0783in" draw:shadow-offset-y="0.0783in" draw:shadow-color="#808080" style:run-through="foreground"/>
    </style:style>
    <style:style style:name="gr10" style:family="graphic" style:list-style-name="L4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4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4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4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4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4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5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5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9929in" fo:padding-top="0.0492in" fo:padding-bottom="0.0492in" fo:padding-left="0.0984in" fo:padding-right="0.0984in" draw:shadow="hidden" draw:shadow-offset-x="0.0783in" draw:shadow-offset-y="0.0783in" draw:shadow-color="#808080" style:run-through="foreground"/>
    </style:style>
    <style:style style:name="gr20" style:family="graphic" style:list-style-name="L5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02in" fo:padding-top="0.0492in" fo:padding-bottom="0.0492in" fo:padding-left="0.0984in" fo:padding-right="0.0984in" draw:shadow="hidden" draw:shadow-offset-x="0.0783in" draw:shadow-offset-y="0.0783in" draw:shadow-color="#808080" style:run-through="foreground"/>
    </style:style>
    <style:style style:name="gr21" style:family="graphic" style:list-style-name="L5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5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9in" fo:min-width="0.8339in" fo:padding-top="0.0492in" fo:padding-bottom="0.0492in" fo:padding-left="0.0984in" fo:padding-right="0.0984in" draw:shadow="hidden" draw:shadow-offset-x="0.0783in" draw:shadow-offset-y="0.0783in" draw:shadow-color="#808080" style:run-through="foreground"/>
    </style:style>
    <style:style style:name="gr23" style:family="graphic" style:list-style-name="L5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57">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9in" fo:min-width="1.6638in" fo:padding-top="0.0492in" fo:padding-bottom="0.0492in" fo:padding-left="0.0984in" fo:padding-right="0.0984in" draw:shadow="hidden" draw:shadow-offset-x="0.0783in" draw:shadow-offset-y="0.0783in" draw:shadow-color="#808080" style:run-through="foreground"/>
    </style:style>
    <style:style style:name="gr25" style:family="graphic" style:list-style-name="L58">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5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6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6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6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9in" fo:min-width="0.6134in" fo:padding-top="0.0492in" fo:padding-bottom="0.0492in" fo:padding-left="0.0984in" fo:padding-right="0.0984in" draw:shadow="hidden" draw:shadow-offset-x="0.0783in" draw:shadow-offset-y="0.0783in" draw:shadow-color="#808080" style:run-through="foreground"/>
    </style:style>
    <style:style style:name="gr30" style:family="graphic" style:list-style-name="L63">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list-style-name="L6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9in" fo:min-width="0.4402in" fo:padding-top="0.0492in" fo:padding-bottom="0.0492in" fo:padding-left="0.0984in" fo:padding-right="0.0984in" draw:shadow="hidden" draw:shadow-offset-x="0.0783in" draw:shadow-offset-y="0.0783in" draw:shadow-color="#808080" style:run-through="foreground"/>
    </style:style>
    <style:style style:name="gr32" style:family="graphic" style:list-style-name="L65">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list-style-name="L6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61in" fo:min-width="0.9591in" fo:padding-top="0.0492in" fo:padding-bottom="0.0492in" fo:padding-left="0.0984in" fo:padding-right="0.0984in" draw:shadow="hidden" draw:shadow-offset-x="0.0783in" draw:shadow-offset-y="0.0783in" draw:shadow-color="#808080" style:run-through="foreground"/>
    </style:style>
    <style:style style:name="gr34" style:family="graphic" style:list-style-name="L6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6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6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7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7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7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7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7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0.528in" fo:padding-top="0.0492in" fo:padding-bottom="0.0492in" fo:padding-left="0.0984in" fo:padding-right="0.0984in" draw:shadow="hidden" draw:shadow-offset-x="0.0783in" draw:shadow-offset-y="0.0783in" draw:shadow-color="#808080" style:run-through="foreground"/>
    </style:style>
    <style:style style:name="gr42" style:family="graphic" style:list-style-name="L7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1in" fo:min-width="0.3972in" fo:padding-top="0.0492in" fo:padding-bottom="0.0492in" fo:padding-left="0.0984in" fo:padding-right="0.0984in" draw:shadow="hidden" draw:shadow-offset-x="0.0783in" draw:shadow-offset-y="0.0783in" draw:shadow-color="#808080" style:run-through="foreground"/>
    </style:style>
    <style:style style:name="gr43" style:family="graphic" style:list-style-name="L76">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9in" fo:min-width="0.3972in" fo:padding-top="0.0492in" fo:padding-bottom="0.0492in" fo:padding-left="0.0984in" fo:padding-right="0.0984in" draw:shadow="hidden" draw:shadow-offset-x="0.0783in" draw:shadow-offset-y="0.0783in" draw:shadow-color="#808080" style:run-through="foreground"/>
    </style:style>
    <style:style style:name="gr44" style:family="graphic" style:list-style-name="L77">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 style:family="graphic" style:list-style-name="L7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7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8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list-style-name="L8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8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83">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99in" fo:min-width="0.5555in" fo:padding-top="0.0492in" fo:padding-bottom="0.0492in" fo:padding-left="0.0984in" fo:padding-right="0.0984in" draw:shadow="hidden" draw:shadow-offset-x="0.0783in" draw:shadow-offset-y="0.0783in" draw:shadow-color="#808080" style:run-through="foreground"/>
    </style:style>
    <style:style style:name="gr52" style:family="graphic" style:list-style-name="L8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go Project</text:p>
      <text:p text:style-name="P2"><text:span text:style-name="T2">Task</text:span><text:span text:style-name="T1">: Build a Lego robot that can follow a black line and make complex turns. Robots will be time on different tracks.</text:span></text:p>
      <text:p text:style-name="P4">Project Description</text:p>
      <text:p text:style-name="P7">For this task, we built a robot consisting of two motors with one wheel attached to each of the motors. The robot also has a third wheel which is not connected to a motor. This third wheel can move freely in any direction and will make the robot turn depending of the direction that the motors are spinning. On the front of our robot, we placed two light sensors that will detect changes of color in the ground, which in this case is black or white. <text:s/></text:p>
      <text:p text:style-name="P7">In our approach, we place the robot on top of a black line and it goes forward as long as both sensors are detecting white. <text:s/>When only the right sensor is detecting black, it means the robot is going to the left and should turn right to keep following the line. If only the left sensor is detecting black, it means the robot is going right and should turn left. If both sensors are detecting black, it means it crossed an intersection and the robot should continue forward to cross it.</text:p>
      <text:p text:style-name="P5"><draw:g text:anchor-type="paragraph" draw:z-index="0" draw:style-name="gr1"><draw:frame draw:style-name="gr2" draw:text-style-name="P10" svg:width="5.1114in" svg:height="0.6748in" svg:x="0.1197in" svg:y="0.5118in"><draw:text-box><text:p text:style-name="P9"><text:span text:style-name="T4">CONTROL DESIGN – Proportional Control Method</text:span></text:p></draw:text-box></draw:frame><draw:custom-shape draw:style-name="gr3" draw:text-style-name="P11" svg:width="0.3776in" svg:height="0.5106in" svg:x="1.335in" svg:y="1.8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1" svg:x1="1.3346in" svg:y1="1.9512in" svg:x2="1.7118in" svg:y2="2.276in"><text:p/></draw:line><draw:line draw:style-name="gr5" draw:text-style-name="P11" xml:id="id2" draw:id="id2" svg:x1="1.7114in" svg:y1="1.9291in" svg:x2="1.3764in" svg:y2="2.3224in"><text:p/></draw:line><draw:frame draw:style-name="gr6" draw:text-style-name="P10" svg:width="0.9496in" svg:height="0.387in" svg:x="5.3587in" svg:y="1.8583in"><draw:text-box><text:p text:style-name="P9"><text:span text:style-name="T4">Output</text:span></text:p></draw:text-box></draw:frame><draw:custom-shape draw:style-name="gr7" draw:text-style-name="P11" xml:id="id4" draw:id="id4" svg:width="1.8016in" svg:height="1.1142in" svg:x="2.1799in" svg:y="3.8984in"><text:p text:style-name="P12"><text:span text:style-name="T4">Feedback</text:span></text:p><text:p text:style-name="P12"><text:span text:style-name="T4">Light Sensors </text:span></text:p><text:p text:style-name="P12"><text:span text:style-name="T4">(Right &amp;Le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1" xml:id="id1" draw:id="id1" svg:width="0.7886in" svg:height="0.8362in" svg:x="0.0016in" svg:y="1.7189in"><text:p/><draw:enhanced-geometry svg:viewBox="0 0 21600 21600" draw:type="rectangle" draw:enhanced-path="M 0 0 L 21600 0 21600 21600 0 21600 0 0 Z N"/></draw:custom-shape><draw:frame draw:style-name="gr9" draw:text-style-name="P10" svg:width="0.7551in" svg:height="0.4921in" svg:x="0.078in" svg:y="1.9972in"><draw:text-box><text:p text:style-name="P9"><text:span text:style-name="T4">Input</text:span></text:p></draw:text-box></draw:frame><draw:connector draw:style-name="gr10" draw:text-style-name="P11" draw:type="line" svg:x1="0.7898in" svg:y1="2.1366in" svg:x2="1.3764in" svg:y2="2.1256in" draw:start-shape="id1" draw:start-glue-point="1" draw:end-shape="id2" draw:end-glue-point="3" svg:d="M2006 5427l1490-28" svg:viewBox="0 0 1492 30"><text:p/></draw:connector><draw:custom-shape draw:style-name="gr11" draw:text-style-name="P11" xml:id="id3" draw:id="id3" svg:width="1.6343in" svg:height="0.6969in" svg:x="2.298in" svg:y="1.7654in"><text:p text:style-name="P12"><text:span text:style-name="T4">P- Control</text:span></text:p><draw:enhanced-geometry svg:viewBox="0 0 21600 21600" draw:type="rectangle" draw:enhanced-path="M 0 0 L 21600 0 21600 21600 0 21600 0 0 Z N"/></draw:custom-shape><draw:connector draw:style-name="gr12" draw:text-style-name="P11" draw:type="line" svg:x1="1.7114in" svg:y1="2.1256in" svg:x2="2.2984in" svg:y2="2.1134in" draw:start-shape="id2" draw:start-glue-point="1" draw:end-shape="id3" draw:end-glue-point="3" svg:d="M4347 5399l1491-31" svg:viewBox="0 0 1492 34"><text:p/></draw:connector><draw:connector draw:style-name="gr13" draw:text-style-name="P11" draw:type="line" svg:x1="3.9323in" svg:y1="2.1134in" svg:x2="5.3984in" svg:y2="2.1134in" draw:start-shape="id3" draw:start-glue-point="1" svg:d="M9988 5368h3724" svg:viewBox="0 0 3725 2"><text:p/></draw:connector><draw:connector draw:style-name="gr14" draw:text-style-name="P11" draw:type="line" svg:x1="2.1799in" svg:y1="4.4555in" svg:x2="2.1799in" svg:y2="4.4555in" draw:start-shape="id4" draw:start-glue-point="3" draw:end-shape="id4" draw:end-glue-point="3" svg:d="M5537 11317z" svg:viewBox="0 0 2 2"><text:p/></draw:connector><draw:connector draw:style-name="gr15" draw:text-style-name="P11" xml:id="id5" draw:id="id5" draw:type="line" svg:x1="1.4689in" svg:y1="4.4693in" svg:x2="1.4783in" svg:y2="2.5126in" svg:d="M3731 11352l24-4970" svg:viewBox="0 0 26 4972"><text:p/></draw:connector><draw:connector draw:style-name="gr16" draw:text-style-name="P11" draw:type="line" svg:x1="1.4689in" svg:y1="4.4693in" svg:x2="2.1799in" svg:y2="4.4555in" draw:start-shape="id5" draw:start-glue-point="2" draw:end-shape="id4" svg:d="M3731 11352l1806-35" svg:viewBox="0 0 1808 37"><text:p/></draw:connector><draw:connector draw:style-name="gr17" draw:text-style-name="P11" xml:id="id6" draw:id="id6" draw:type="line" svg:x1="5.0098in" svg:y1="2.0945in" svg:x2="4.9709in" svg:y2="4.4252in" svg:d="M12725 5320l-99 5920" svg:viewBox="0 0 101 5921"><text:p/></draw:connector><draw:connector draw:style-name="gr18" draw:text-style-name="P11" draw:type="line" svg:x1="4.9713in" svg:y1="4.4252in" svg:x2="3.9815in" svg:y2="4.4555in" draw:start-shape="id6" draw:start-glue-point="3" draw:end-shape="id4" svg:d="M12627 11240l-2514 77" svg:viewBox="0 0 2515 79"><text:p/></draw:connector><draw:frame draw:style-name="gr19" draw:text-style-name="P10" svg:width="1.4213in" svg:height="0.6748in" svg:x="0.9579in" svg:y="1.2472in"><draw:text-box><text:p text:style-name="P9"><text:span text:style-name="T4">Correction </text:span></text:p><text:p text:style-name="P9"><text:span text:style-name="T4">element</text:span></text:p></draw:text-box></draw:frame><draw:frame draw:style-name="gr20" draw:text-style-name="P10" svg:width="0.4189in" svg:height="0.6748in" svg:x="1.5024in" svg:y="2.4354in"><draw:text-box><text:p text:style-name="P9"><text:span text:style-name="T4">-/+</text:span></text:p></draw:text-box></draw:frame></draw:g>P Control Desig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g text:anchor-type="paragraph" draw:z-index="1" draw:style-name="gr1"><draw:custom-shape draw:style-name="gr21" draw:text-style-name="P11" svg:width="1.8039in" svg:height="0.413in" svg:x="2.5in" svg:y="0.330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 draw:text-style-name="P10" svg:width="1.0315in" svg:height="0.387in" svg:x="2.9504in" svg:y="0.3508in"><draw:text-box draw:corner-radius="0.1425in"><text:p text:style-name="P9"><text:span text:style-name="T4">START</text:span></text:p></draw:text-box></draw:frame><draw:custom-shape draw:style-name="gr23" draw:text-style-name="P11" svg:width="2.2098in" svg:height="0.4587in" svg:x="2.3193in" svg:y="1.2016in"><text:p/><draw:enhanced-geometry svg:viewBox="0 0 21600 21600" draw:type="rectangle" draw:enhanced-path="M 0 0 L 21600 0 21600 21600 0 21600 0 0 Z N"/></draw:custom-shape><draw:frame draw:style-name="gr24" draw:text-style-name="P10" svg:width="1.8614in" svg:height="0.387in" svg:x="2.6866in" svg:y="1.2472in"><draw:text-box><text:p text:style-name="P9"><text:span text:style-name="T4">Move Forward</text:span></text:p></draw:text-box></draw:frame><draw:custom-shape draw:style-name="gr25" draw:text-style-name="P11" xml:id="id10" draw:id="id10" svg:width="2.9315in" svg:height="0.5504in" svg:x="1.7331in" svg:y="3.1264in"><text:p text:style-name="P12"><text:span text:style-name="T4">Read Left </text:span></text:p><text:p text:style-name="P12"><text:span text:style-name="T4">Light sensor</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 draw:text-style-name="P11" xml:id="id8" draw:id="id8" svg:width="2.9323in" svg:height="0.5024in" draw:transform="skewX (-0.0923279174305) translate (1.82222222222222in 2.02886592300962in)"><text:p text:style-name="P12"><text:span text:style-name="T4">Read Right </text:span></text:p><text:p text:style-name="P12"><text:span text:style-name="T4">Light sensor</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7" draw:text-style-name="P11" svg:width="2.0303in" svg:height="1.4661in" svg:x="2.4539in" svg:y="4.1815in"><text:p text:style-name="P12"><text:span text:style-name="T4">Sensor on</text:span></text:p><text:p text:style-name="P12"><text:span text:style-name="T4"><text:s/></text:span><text:span text:style-name="T4">Black</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8" draw:text-style-name="P11" svg:width="1.128in" svg:height="0.3217in" svg:x="5.3409in" svg:y="4.7307in"><text:p/><draw:enhanced-geometry svg:viewBox="0 0 21600 21600" draw:type="rectangle" draw:enhanced-path="M 0 0 L 21600 0 21600 21600 0 21600 0 0 Z N"/></draw:custom-shape><draw:frame draw:style-name="gr29" draw:text-style-name="P10" svg:width="0.8106in" svg:height="0.387in" svg:x="5.3858in" svg:y="4.685in"><draw:text-box draw:corner-radius="0.05in"><text:p text:style-name="P9"><text:span text:style-name="T4">Right</text:span></text:p></draw:text-box></draw:frame><draw:custom-shape draw:style-name="gr30" draw:text-style-name="P11" svg:width="1.128in" svg:height="0.3213in" svg:x="0.3799in" svg:y="4.7764in"><text:p/><draw:enhanced-geometry svg:viewBox="0 0 21600 21600" draw:type="rectangle" draw:enhanced-path="M 0 0 L 21600 0 21600 21600 0 21600 0 0 Z N"/></draw:custom-shape><draw:frame draw:style-name="gr31" draw:text-style-name="P10" svg:width="0.6378in" svg:height="0.387in" svg:x="0.6504in" svg:y="4.7307in"><draw:text-box><text:p text:style-name="P9"><text:span text:style-name="T4">Left</text:span></text:p></draw:text-box></draw:frame><draw:custom-shape draw:style-name="gr32" draw:text-style-name="P11" xml:id="id11" draw:id="id11" svg:width="1.2634in" svg:height="0.9634in" svg:x="2.8154in" svg:y="6.335in"><text:p/><draw:enhanced-geometry svg:viewBox="0 0 21600 21600" draw:type="rectangle" draw:enhanced-path="M 0 0 L 21600 0 21600 21600 0 21600 0 0 Z N"/></draw:custom-shape><draw:frame draw:style-name="gr33" draw:text-style-name="P10" svg:width="1.1567in" svg:height="0.6748in" svg:x="2.9394in" svg:y="6.5181in"><draw:text-box><text:p text:style-name="P9"><text:span text:style-name="T4">Move </text:span></text:p><text:p text:style-name="P9"><text:span text:style-name="T4">Forward</text:span></text:p></draw:text-box></draw:frame><draw:line draw:style-name="gr34" draw:text-style-name="P11" svg:x1="2.3646in" svg:y1="4.9146in" svg:x2="1.6429in" svg:y2="4.9146in"><text:p/></draw:line><draw:line draw:style-name="gr35" draw:text-style-name="P11" svg:x1="4.5291in" svg:y1="4.9146in" svg:x2="5.2055in" svg:y2="4.9146in"><text:p/></draw:line><draw:line draw:style-name="gr36" draw:text-style-name="P11" svg:x1="3.4469in" svg:y1="3.7228in" svg:x2="3.4469in" svg:y2="4.0894in"><text:p/></draw:line><draw:line draw:style-name="gr37" draw:text-style-name="P11" svg:x1="3.4469in" svg:y1="2.6228in" svg:x2="3.4469in" svg:y2="3.1146in"><text:p/></draw:line><draw:line draw:style-name="gr38" draw:text-style-name="P11" svg:x1="3.4921in" svg:y1="1.7059in" svg:x2="3.4921in" svg:y2="2.0268in"><text:p/></draw:line><draw:line draw:style-name="gr39" draw:text-style-name="P11" svg:x1="3.4469in" svg:y1="0.789in" svg:x2="3.4469in" svg:y2="1.1555in"><text:p/></draw:line><draw:line draw:style-name="gr40" draw:text-style-name="P11" svg:x1="3.4469in" svg:y1="5.6937in" svg:x2="3.4469in" svg:y2="6.2894in"><text:p/></draw:line><draw:frame draw:style-name="gr41" draw:text-style-name="P10" svg:width="0.7252in" svg:height="0.387in" svg:x="3.5394in" svg:y="5.7591in"><draw:text-box><text:p text:style-name="P9"><text:span text:style-name="T4">YES</text:span></text:p></draw:text-box></draw:frame><draw:frame draw:style-name="gr42" draw:text-style-name="P10" svg:width="0.5949in" svg:height="0.387in" svg:x="4.574in" svg:y="4.5217in"><draw:text-box><text:p text:style-name="P9"><text:span text:style-name="T4">NO</text:span></text:p></draw:text-box></draw:frame><draw:frame draw:style-name="gr43" draw:text-style-name="P10" svg:width="0.5949in" svg:height="0.387in" svg:x="1.8685in" svg:y="4.5016in"><draw:text-box><text:p text:style-name="P9"><text:span text:style-name="T4">NO</text:span></text:p></draw:text-box></draw:frame><draw:custom-shape draw:style-name="gr44" draw:text-style-name="P11" xml:id="id7" draw:id="id7" svg:width="1.4894in" svg:height="1.2831in" svg:x="4.9799in" svg:y="5.6941in"><text:p text:style-name="P12"><text:span text:style-name="T4">Reduce </text:span></text:p><text:p text:style-name="P12"><text:span text:style-name="T4">Left </text:span></text:p><text:p text:style-name="P12"><text:span text:style-name="T4">Motor </text:span></text:p><text:p text:style-name="P12"><text:span text:style-name="T4">speed</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45" draw:text-style-name="P11" svg:x1="3.4469in" svg:y1="3.7228in" svg:x2="3.4469in" svg:y2="4.0894in"><text:p/></draw:line><draw:line draw:style-name="gr46" draw:text-style-name="P11" svg:x1="5.8823in" svg:y1="5.0976in" svg:x2="5.8823in" svg:y2="5.6476in"><text:p/></draw:line><draw:custom-shape draw:style-name="gr47" draw:text-style-name="P11" xml:id="id9" draw:id="id9" svg:width="1.4894in" svg:height="1.2831in" svg:x="0.1992in" svg:y="5.8772in"><text:p text:style-name="P12"><text:span text:style-name="T4">Reduce </text:span></text:p><text:p text:style-name="P12"><text:span text:style-name="T4">Right</text:span></text:p><text:p text:style-name="P12"><text:span text:style-name="T4">Motor </text:span></text:p><text:p text:style-name="P12"><text:span text:style-name="T4">speed</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onnector draw:style-name="gr48" draw:text-style-name="P11" svg:x1="5.7244in" svg:y1="6.9764in" svg:x2="4.7772in" svg:y2="2.2791in" draw:start-shape="id7" draw:start-glue-point="8" draw:end-shape="id8" draw:end-glue-point="1" svg:d="M14540 17720v501h2393v-12432h-4799" svg:viewBox="0 0 4801 12434"><text:p/></draw:connector><draw:connector draw:style-name="gr49" draw:text-style-name="P11" svg:x1="0.7575in" svg:y1="7.1598in" svg:x2="1.7335in" svg:y2="3.4016in" draw:start-shape="id9" draw:start-glue-point="7" draw:end-shape="id10" draw:end-glue-point="3" svg:d="M1924 18186v501h-1919v-10047h4398" svg:viewBox="0 0 4399 10049"><text:p/></draw:connector><draw:custom-shape draw:style-name="gr50" draw:text-style-name="P11" xml:id="id12" draw:id="id12" svg:width="1.2177in" svg:height="0.5961in" svg:x="2.8394in" svg:y="7.928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1" draw:text-style-name="P10" svg:width="0.7531in" svg:height="0.387in" svg:x="3.2665in" svg:y="8.1232in"><draw:text-box><text:p text:style-name="P9"><text:span text:style-name="T4">END</text:span></text:p></draw:text-box></draw:frame><draw:connector draw:style-name="gr52" draw:text-style-name="P11" svg:x1="3.4465in" svg:y1="7.298in" svg:x2="3.448in" svg:y2="7.9283in" draw:start-shape="id11" draw:start-glue-point="2" draw:end-shape="id12" draw:end-glue-point="0" svg:d="M8754 18537v801h4v800" svg:viewBox="0 0 5 1603"><text:p/></draw:connector></draw:g><text:soft-page-break/>Flow Ch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Calibri1" svg:font-family="Calibri" style:font-family-generic="system"/>
    <style:font-face style:name="SimSun" svg:font-family="SimSun"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a85d5" officeooo:paragraph-rsid="000a85d5"/>
    </style:style>
    <style:style style:name="MP2" style:family="paragraph" style:parent-style-name="Footer">
      <style:paragraph-properties fo:text-align="start" style:justify-single-word="false"/>
      <style:text-properties officeooo:paragraph-rsid="000c2a95"/>
    </style:style>
    <style:style style:name="MT1" style:family="text">
      <style:text-properties officeooo:rsid="000c2a9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09.2016</text:p>
      </style:header>
      <style:footer>
        <text:p text:style-name="MP2"><text:span text:style-name="MT1">Roberto Cai, Mohammad Wasil, Ragunathan Jayaraman</text:span>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1T23:58:09.636082678</meta:creation-date>
    <dc:date>2016-09-12T00:18:54.213058424</dc:date>
    <meta:editing-duration>P0D</meta:editing-duration>
    <meta:editing-cycles>2</meta:editing-cycles>
    <meta:generator>LibreOffice/4.2.8.2$Linux_X86_64 LibreOffice_project/420m0$Build-2</meta:generator>
    <meta:document-statistic meta:table-count="0" meta:image-count="0" meta:object-count="0" meta:page-count="2" meta:paragraph-count="9" meta:word-count="216" meta:character-count="1173" meta:non-whitespace-character-count="962"/>
  </office:meta>
</office:document-meta>
</file>